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mple Report</text:p>
      <text:p text:style-name="Standard"/>
      <text:p text:style-name="Standard">Author: {d.author}</text:p>
      <text:p text:style-name="Standard">Date: {d.currentDate}</text:p>
      <text:p text:style-name="Standard"/>
      <text:p text:style-name="Standard">Description: {d.description}</text:p>
      <text:p text:style-name="Standard"/>
      <text:p text:style-name="Standard">Table of data</text:p>
      <text:p text:style-name="Standard"/>
      <text:p text:style-name="Standard"/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1">Warehouse</text:p>
          </table:table-cell>
          <table:table-cell table:style-name="Table1.A1" office:value-type="string">
            <text:p text:style-name="P1">Produce</text:p>
          </table:table-cell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1">Quantity</text:p>
          </table:table-cell>
          <table:table-cell table:style-name="Table1.A1" office:value-type="string">
            <text:p text:style-name="P1">Unit</text:p>
          </table:table-cell>
        </table:table-row>
        <table:table-row table:style-name="Table1.1">
          <table:table-cell table:style-name="Table1.A1" office:value-type="string">
            <text:p text:style-name="P1">{d.warehouse}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11" meta:word-count="17" meta:character-count="138" meta:non-whitespace-character-count="132"/>
    <meta:generator>LibreOfficeDev/6.0.5.2$Linux_X86_64 LibreOffice_project/</meta:generator>
  </office:meta>
</office:document-meta>
</file>